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382cm" svg:height="3.048cm" svg:x="2.032cm" svg:y="1.778cm">
          <text:p text:style-name="P1">Preis: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3.048cm" svg:x="2.032cm" svg:y="5.588cm">
          <text:p text:style-name="P1">Gegeben: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3.048cm" svg:x="2.032cm" svg:y="9.398cm">
          <text:p text:style-name="P1">Rückgeld: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27cm" svg:x="21.082cm" svg:y="18.034cm">
          <text:p text:style-name="P1">Abbreche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1.27cm" svg:x="15.494cm" svg:y="18.034cm">
          <text:p text:style-name="P1">OK</text:p>
          <draw:enhanced-geometry svg:viewBox="0 0 21600 21600" draw:type="rectangle" draw:enhanced-path="M 0 0 L 21600 0 21600 21600 0 21600 0 0 Z N"/>
        </draw:custom-shape>
        <draw:frame draw:style-name="gr2" draw:layer="layout" svg:width="7.112cm" svg:height="0.962cm" svg:x="14.986cm" svg:y="2.794cm">
          <draw:text-box>
            <text:p>Ausgabe</text:p>
          </draw:text-box>
        </draw:frame>
        <draw:custom-shape draw:style-name="gr3" draw:text-style-name="P1" draw:layer="layout" svg:width="3.81cm" svg:height="1.27cm" svg:x="14.732cm" svg:y="2.7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7.112cm" svg:height="0.962cm" svg:x="14.986cm" svg:y="6.35cm">
          <draw:text-box>
            <text:p>Eingabe</text:p>
          </draw:text-box>
        </draw:frame>
        <draw:custom-shape draw:style-name="gr3" draw:text-style-name="P1" draw:layer="layout" svg:width="3.81cm" svg:height="1.27cm" svg:x="14.732cm" svg:y="6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7.112cm" svg:height="0.962cm" svg:x="14.986cm" svg:y="10.16cm">
          <draw:text-box>
            <text:p>Ausgabe</text:p>
          </draw:text-box>
        </draw:frame>
        <draw:custom-shape draw:style-name="gr3" draw:text-style-name="P1" draw:layer="layout" svg:width="3.81cm" svg:height="1.27cm" svg:x="14.732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4.732cm" svg:y1="10.922cm" svg:x2="10.414cm" svg:y2="10.922cm">
          <text:p/>
        </draw:line>
        <draw:line draw:style-name="gr4" draw:text-style-name="P1" draw:layer="layout" svg:x1="14.732cm" svg:y1="7.112cm" svg:x2="10.414cm" svg:y2="7.112cm">
          <text:p/>
        </draw:line>
        <draw:line draw:style-name="gr4" draw:text-style-name="P1" draw:layer="layout" svg:x1="14.732cm" svg:y1="3.556cm" svg:x2="10.414cm" svg:y2="3.556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10:02:30.161226564</meta:creation-date>
    <dc:date>2015-06-18T10:12:38.214777609</dc:date>
    <meta:editing-duration>PT49S</meta:editing-duration>
    <meta:editing-cycles>3</meta:editing-cycles>
    <meta:generator>LibreOffice/4.2.8.2$Linux_X86_64 LibreOffice_project/420m0$Build-2</meta:generator>
    <meta:document-statistic meta:object-count="37"/>
  </office:meta>
</office:document-meta>
</file>